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2"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7c501"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1570fe"/>
    </style:style>
    <style:style style:name="P5" style:family="paragraph" style:parent-style-name="Standard">
      <style:paragraph-properties fo:text-align="start" style:justify-single-word="false"/>
      <style:text-properties officeooo:rsid="001a203f" officeooo:paragraph-rsid="001a203f"/>
    </style:style>
    <style:style style:name="P6" style:family="paragraph" style:parent-style-name="Standard">
      <style:paragraph-properties fo:text-align="start" style:justify-single-word="false"/>
      <style:text-properties officeooo:rsid="002ab26e" officeooo:paragraph-rsid="002ab26e"/>
    </style:style>
    <style:style style:name="P7" style:family="paragraph" style:parent-style-name="Standard">
      <style:paragraph-properties fo:text-align="start" style:justify-single-word="false"/>
      <style:text-properties officeooo:rsid="00366d88" officeooo:paragraph-rsid="00366d88"/>
    </style:style>
    <style:style style:name="P8" style:family="paragraph" style:parent-style-name="Standard" style:list-style-name="L1">
      <style:paragraph-properties fo:text-align="start" style:justify-single-word="false"/>
      <style:text-properties fo:font-size="12pt" fo:font-weight="normal" officeooo:rsid="0017c501" officeooo:paragraph-rsid="0017c5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style:text-line-through-style="solid" style:text-line-through-type="single" fo:font-size="12pt" fo:font-weight="normal" officeooo:rsid="00297c0d" style:font-size-asian="10.5pt" style:font-weight-asian="normal" style:font-size-complex="12pt" style:font-weight-complex="normal"/>
    </style:style>
    <style:style style:name="T12" style:family="text">
      <style:text-properties style:text-line-through-style="none" style:text-line-through-type="none" fo:font-size="12pt" fo:font-weight="normal" style:font-size-asian="10.5pt" style:font-weight-asian="normal" style:font-size-complex="12pt" style:font-weight-complex="normal"/>
    </style:style>
    <style:style style:name="T13"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5" style:family="text">
      <style:text-properties style:text-line-through-style="none" style:text-line-through-type="none" fo:font-size="12pt" fo:font-weight="bold" officeooo:rsid="003dc2e6"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E PER L’USO DI VIRTUAL MACHINE CON SO DEBIAN</text:p>
      <text:p text:style-name="P2">Andoniu Daniel 5°AI</text:p>
      <text:p text:style-name="P2"/>
      <text:p text:style-name="P4"><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3"/>
      <text:list xml:id="list1702946208" text:style-name="L1">
        <text:list-item>
          <text:p text:style-name="P8">Rete con NAT: Vari pc vengono messi nella stessa rete </text:p>
        </text:list-item>
        <text:list-item>
          <text:p text:style-name="P8">Sceda con Bridge: si crea uno switch virtuale e ci si collegano host(macchina ospitante) e quest (VM)</text:p>
        </text:list-item>
        <text:list-item>
          <text:p text:style-name="P8">Rete interna: crea uno switch virtuale ma non collega il guest alla scheda di rete esterna </text:p>
        </text:list-item>
      </text:list>
      <text:p text:style-name="P5"><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5"><text:span text:style-name="T8">-</text:span><text:span text:style-name="T9">La lingua la configuriamo in italiano, </text:span><text:span text:style-name="T10">selezioniamo il “locale” IT_it e IT_iteuro</text:span><text:span text:style-name="T9">con il “locale” definito a ita utf -</text:span><text:span text:style-name="T11">8</text:span><text:span text:style-name="T13">.</text:span></text:p>
      <text:p text:style-name="P6"><text:span text:style-name="T15">Per l</text:span><text:span text:style-name="T13">’</text:span><text:span text:style-name="T12">individuazione della tastiera </text:span><text:span text:style-name="T14">(selezionando la lingua “italiano”)</text:span><text:span text:style-name="T12"> basta premere per far </text:span><text:span text:style-name="T16">in</text:span><text:span text:style-name="T12"> modo che l</text:span><text:span text:style-name="T16">a</text:span><text:span text:style-name="T12"> trovi e l</text:span><text:span text:style-name="T16">a</text:span><text:span text:style-name="T12"> setti come predefinite.</text:span></text:p>
      <text:p text:style-name="P9">Installazione componenti</text:p>
      <text:p text:style-name="P7"><text:span text:style-name="T12">-Nell’istallazione della rete, si lascia decidere l’ip al DHCP e si settano i secondi per il tentativo di connessione col DHCP, in questo caso lo si configura a 3 secondi. </text:span><text:span text:style-name="T17">In seguito verrà chiesto il nome dell’host, si lascia il nome della macchina virtuale. </text:span><text:span text:style-name="T18">Il nome del dominio sarà andoniu.intra</text:span><text:span text:style-name="T19">. E’ stato scelto .intra perché la IANA non vende ancora domini di questo tipo e di conseguenza non ci saranno intralci.</text:span></text:p>
      <text:p text:style-name="P7"><text:span text:style-name="T19">-</text:span><text:span text:style-name="T20">Per la scelta del server di Debian per scaricare i programmi e gli aggiornamenti si sceglie il protocollo HTTP </text:span><text:span text:style-name="T21">e mirror : </text:span><text:a xlink:type="simple" xlink:href="ftp://ftp.it.debian.org/" text:style-name="Internet_20_link" text:visited-style-name="Visited_20_Internet_20_Link"><text:span text:style-name="T21">ftp.it.debian.org</text:span></text:a><text:span text:style-name="T21"> </text:span><text:span text:style-name="T25">in sospeso</text:span></text:p>
      <text:p text:style-name="P7"><text:span text:style-name="T12">-</text:span><text:span text:style-name="T22">La scelta dell’utente implica innanzitutto </text:span><text:span text:style-name="T24">il</text:span><text:span text:style-name="T22"> voler o no abilitare la shadow password. Essa consiste nel mettere la password in un file diverso da quello del nome dell’utente. </text:span><text:span text:style-name="T23">In questo caso scegliamo di SI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01T16:46:21.059000000</dc:date>
    <meta:editing-duration>PT1H58M40S</meta:editing-duration>
    <meta:editing-cycles>28</meta:editing-cycles>
    <meta:generator>LibreOffice/6.3.1.2$Windows_X86_64 LibreOffice_project/b79626edf0065ac373bd1df5c28bd630b4424273</meta:generator>
    <meta:document-statistic meta:table-count="0" meta:image-count="0" meta:object-count="0" meta:page-count="1" meta:paragraph-count="13" meta:word-count="489" meta:character-count="2946" meta:non-whitespace-character-count="2470"/>
  </office:meta>
</office:document-meta>
</file>